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472b7" officeooo:paragraph-rsid="000472b7"/>
    </style:style>
    <style:style style:name="P2" style:family="paragraph" style:parent-style-name="Standard">
      <style:text-properties style:font-name="Times New Roman" officeooo:rsid="00084c58" officeooo:paragraph-rsid="00084c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lsory 1 report</text:p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4T19:55:57.435000000</meta:creation-date>
    <dc:date>2022-09-04T21:47:12.910000000</dc:date>
    <meta:editing-duration>PT43M29S</meta:editing-duration>
    <meta:editing-cycles>2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" meta:word-count="3" meta:character-count="19" meta:non-whitespace-character-count="17"/>
  </office:meta>
</office:document-meta>
</file>